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202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lo {name}, </text:p>
      <text:p text:style-name="P1">Pesanan Anda dengan nomor {order_id} </text:p>
      <text:p text:style-name="P1">telah diproses pada tanggal {date}. </text:p>
      <text:p text:style-name="P1">Terima kasih, </text:p>
      <text:p text:style-name="P1">Tim Kami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2</meta:editing-cycles>
    <meta:creation-date>2025-01-03T03:13:00</meta:creation-date>
    <dc:date>2025-01-03T18:34:58.945000000</dc:date>
    <meta:editing-duration>PT1H22M58S</meta:editing-duration>
    <meta:generator>LibreOffice/24.8.4.2$Windows_X86_64 LibreOffice_project/bb3cfa12c7b1bf994ecc5649a80400d06cd71002</meta:generator>
    <meta:document-statistic meta:table-count="0" meta:image-count="0" meta:object-count="0" meta:page-count="1" meta:paragraph-count="5" meta:word-count="16" meta:character-count="109" meta:non-whitespace-character-count="93"/>
    <meta:user-defined meta:name="AppVersion">16.0000</meta:user-defined>
    <meta:template xlink:type="simple" xlink:actuate="onRequest" xlink:title="Normal" xlink:href=""/>
  </office:meta>
</office:document-meta>
</file>